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D00000334F8BB56A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fo:min-height="2.456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top="0.42cm" fo:margin-bottom="0.35cm" fo:text-align="center"/>
      <style:text-properties fo:font-size="11pt"/>
    </style:style>
    <style:style style:name="P2" style:family="paragraph">
      <style:paragraph-properties fo:margin-top="0.42cm" fo:margin-bottom="0.35cm" fo:text-align="center"/>
      <style:text-properties fo:font-size="10pt"/>
    </style:style>
    <style:style style:name="P3" style:family="paragraph">
      <style:paragraph-properties fo:margin-top="0.42cm" fo:margin-bottom="0.35cm" fo:text-align="start"/>
      <style:text-properties fo:font-size="10pt"/>
    </style:style>
    <style:style style:name="P4" style:family="paragraph">
      <style:paragraph-properties fo:margin-top="0.42cm" fo:margin-bottom="0.35cm"/>
      <style:text-properties fo:font-size="11pt"/>
    </style:style>
    <style:style style:name="P5" style:family="paragraph">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4" draw:layer="layout" svg:width="34.396cm" svg:height="6.205cm" svg:x="3.5cm" svg:y="1.5cm">
          <draw:text-box>
            <text:p text:style-name="P1"><text:span text:style-name="T1">Why Belshazzar?</text:span></text:p>
            <text:p text:style-name="P2"><text:span text:style-name="T1">Belshazzar is a character from the Old Testament, a Babylonian king who, rather imprudently dis's the Almighty by drinking from vessels from the Temple. Oh dear. While having his feast aÂ disembodied hand appears and writes in words of fireÂ upon the wall, predicting his downfall.</text:span></text:p>
            <text:p text:style-name="P3"/>
          </draw:text-box>
        </draw:frame>
        <draw:frame draw:style-name="gr2" draw:text-style-name="P5" draw:layer="layout" svg:width="27.436cm" svg:height="21.695cm" svg:x="7cm" svg:y="7cm">
          <draw:image xlink:href="Pictures/100000000000040D00000334F8BB56AD.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ichael Karliner</meta:initial-creator>
    <meta:creation-date>2013-07-05T09:08:39</meta:creation-date>
    <meta:printed-by>Michael Karliner</meta:printed-by>
    <meta:print-date>2013-07-05T09:12:32</meta:print-date>
    <dc:date>2013-08-05T18:18:23</dc:date>
    <dc:creator>Michael Karliner</dc:creator>
    <meta:editing-duration>P31DT8H54M34S</meta:editing-duration>
    <meta:editing-cycles>1</meta:editing-cycles>
    <meta:document-statistic meta:object-count="2"/>
    <meta:generator>OpenOffice.org/3.3$Unix OpenOffice.org_project/330m20$Build-9567</meta:generator>
  </office:meta>
</office:document-meta>
</file>